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e203e" officeooo:paragraph-rsid="000e203e"/>
    </style:style>
    <style:style style:name="P2" style:family="paragraph" style:parent-style-name="Standard">
      <style:text-properties fo:language="en" fo:country="US" officeooo:rsid="000e203e" officeooo:paragraph-rsid="000e203e"/>
    </style:style>
    <style:style style:name="P3" style:family="paragraph" style:parent-style-name="Standard">
      <style:text-properties fo:language="en" fo:country="US" officeooo:rsid="0017fc05" officeooo:paragraph-rsid="0017fc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no pets.txt</text:p>
      <text:p text:style-name="P1">nano mounts.txt</text:p>
      <text:p text:style-name="P1">cat pets.txt mounts.txt &gt; wildlife.txt</text:p>
      <text:p text:style-name="P1">cat wildlife.txt</text:p>
      <text:p text:style-name="P1">mkdir Arisona</text:p>
      <text:p text:style-name="P1">mv wildlife.txt Arisona</text:p>
      <text:p text:style-name="P3">cd Downloads</text:p>
      <text:p text:style-name="P3">sudo dpkg -r mysql-apt-config_0.8.25-1_all.deb</text:p>
      <text:p text:style-name="P3">sudo dpkg -i mysql-apt-config_0.8.25-1_all.deb</text:p>
      <text:p text:style-name="P3">cat ~/.bash_history</text:p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31T01:08:40.073000000</meta:creation-date>
    <dc:date>2023-05-31T15:51:38.393000000</dc:date>
    <meta:editing-duration>PT2H51M18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0" meta:word-count="28" meta:character-count="241" meta:non-whitespace-character-count="223"/>
  </office:meta>
</office:document-meta>
</file>